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89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sk_20_1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o we have an automation?</text:p>
          </table:table-cell>
          <table:table-cell table:style-name="ce1" office:value-type="string" calcext:value-type="string">
            <text:p>Sprint 1: Bugs Quantity</text:p>
          </table:table-cell>
          <table:table-cell table:style-name="ce1" office:value-type="string" calcext:value-type="string">
            <text:p>Sprint 2: Bugs Qty</text:p>
          </table:table-cell>
          <table:table-cell table:style-name="ce1" office:value-type="string" calcext:value-type="string">
            <text:p>Sprint 3: Bugs Qty</text:p>
          </table:table-cell>
          <table:table-cell table:style-name="ce1" office:value-type="string" calcext:value-type="string">
            <text:p>Regression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og in under admin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<text:s/>this function has high priority <text:s/>and from 1st sprint to 3rd we found more bugs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gistration via Google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yes</text:p>
          </table:table-cell>
          <table:table-cell table:style-name="ce5" office:value-type="string" calcext:value-type="string">
            <text:p>this function has high priority, regression will run run automati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pdate a personal profile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yes</text:p>
          </table:table-cell>
          <table:table-cell table:style-name="ce5" office:value-type="string" calcext:value-type="string">
            <text:p>from 1st sprint to 3rd we found more bugs, so its a function with high probability of bugs <text:s/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pdate a login button</text:p>
          </table:table-cell>
          <table:table-cell table:style-name="ce4" office:value-type="string" calcext:value-type="string">
            <text:p>Trivial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<text:span text:style-name="T1">p</text:span>riority is trivial and never any bug was found in this cas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pdate a header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<text:span text:style-name="T1">even if p</text:span>riority is low, but lots of bugs were found in each sprin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lete all outdated data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priority is high and we have bugs in each sprint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Update a naming of social media area</text:p>
          </table:table-cell>
          <table:table-cell table:style-name="ce11" office:value-type="string" calcext:value-type="string">
            <text:p>Trivial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<text:span text:style-name="T1">even if priority is trivial, we found increasing number of bugs </text:span>from sprint to sprint , maybe this function is updated from sprint to sprint or affected by changes in another function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reate an a user story (the feature should be deleted after 3rd sprint)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low priority, the same number of bugs in 2nd and 3rd sprint, ans we`ve got info that feature will be deleted after last sprint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Adding new goods in the basket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es</text:p>
          </table:table-cell>
          <table:table-cell table:style-name="ce13" office:value-type="string" calcext:value-type="string">
            <text:p>medium priority , we found bugs, and this function is important for business</text:p>
          </table:table-cell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Adding the high contrast mode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high priority, many bugs, and we will do regression with automati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pdate a footer</text:p>
          </table:table-cell>
          <table:table-cell table:style-name="ce4" office:value-type="string" calcext:value-type="string">
            <text:p>Trivial</text:p>
          </table:table-cell>
          <table:table-cell table:style-name="ce4" office:value-type="string" calcext:value-type="string">
            <text:p>No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trivial priority and one bug in every sptint</text:p>
          </table:table-cell>
          <table:table-cell table:number-columns-repeated="1016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.00.0000</text:date>, <text:time style:data-style-name="N2" text:time-value="11:12:30.2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sk_20_1" style:display-name="PageStyle_Task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3T12:10:15.372000000</dc:date>
    <meta:editing-duration>PT53M27S</meta:editing-duration>
    <meta:editing-cycles>2</meta:editing-cycles>
    <meta:generator>Coolle_Office_Suite_Pro/7.3.1.3.0$Windows_x86 LibreOffice_project/102ed19179b3200956e319e8249f3f0238610cf8</meta:generator>
    <meta:document-statistic meta:table-count="1" meta:cell-count="96" meta:object-count="0"/>
  </office:meta>
</office:document-meta>
</file>